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349101</text:p>
          </table:table-cell>
          <table:table-cell office:value-type="string" calcext:value-type="string">
            <text:p>2024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07152" calcext:value-type="float">
            <text:p>81.60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49101</text:p>
          </table:table-cell>
          <table:table-cell office:value-type="string" calcext:value-type="string">
            <text:p>2022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7784" calcext:value-type="float">
            <text:p>81.7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49101</text:p>
          </table:table-cell>
          <table:table-cell office:value-type="string" calcext:value-type="string">
            <text:p>2021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8432" calcext:value-type="float">
            <text:p>80.2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49101</text:p>
          </table:table-cell>
          <table:table-cell office:value-type="string" calcext:value-type="string">
            <text:p>202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4528" calcext:value-type="float">
            <text:p>80.3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49101</text:p>
          </table:table-cell>
          <table:table-cell office:value-type="string" calcext:value-type="string">
            <text:p>2018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91912" calcext:value-type="float">
            <text:p>81.59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49101</text:p>
          </table:table-cell>
          <table:table-cell office:value-type="string" calcext:value-type="string">
            <text:p>2017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39112" calcext:value-type="float">
            <text:p>78.2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49101</text:p>
          </table:table-cell>
          <table:table-cell office:value-type="string" calcext:value-type="string">
            <text:p>2016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44168" calcext:value-type="float">
            <text:p>77.5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49101</text:p>
          </table:table-cell>
          <table:table-cell office:value-type="string" calcext:value-type="string">
            <text:p>2015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52728" calcext:value-type="float">
            <text:p>77.4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49101</text:p>
          </table:table-cell>
          <table:table-cell office:value-type="string" calcext:value-type="string">
            <text:p>2014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9808" calcext:value-type="float">
            <text:p>76.9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49101</text:p>
          </table:table-cell>
          <table:table-cell office:value-type="string" calcext:value-type="string">
            <text:p>2013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61088" calcext:value-type="float">
            <text:p>75.76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49101</text:p>
          </table:table-cell>
          <table:table-cell office:value-type="string" calcext:value-type="string">
            <text:p>2012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36048" calcext:value-type="float">
            <text:p>73.53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49101</text:p>
          </table:table-cell>
          <table:table-cell office:value-type="string" calcext:value-type="string">
            <text:p>2011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282" calcext:value-type="float">
            <text:p>73.22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49101</text:p>
          </table:table-cell>
          <table:table-cell office:value-type="string" calcext:value-type="string">
            <text:p>2006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42672" calcext:value-type="float">
            <text:p>76.2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49101</text:p>
          </table:table-cell>
          <table:table-cell office:value-type="string" calcext:value-type="string">
            <text:p>2005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0584" calcext:value-type="float">
            <text:p>72.49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49101</text:p>
          </table:table-cell>
          <table:table-cell office:value-type="string" calcext:value-type="string">
            <text:p>2004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1032" calcext:value-type="float">
            <text:p>70.74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49101</text:p>
          </table:table-cell>
          <table:table-cell office:value-type="string" calcext:value-type="string">
            <text:p>2003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13728" calcext:value-type="float">
            <text:p>70.21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49101</text:p>
          </table:table-cell>
          <table:table-cell office:value-type="string" calcext:value-type="string">
            <text:p>2002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60504" calcext:value-type="float">
            <text:p>75.66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49101</text:p>
          </table:table-cell>
          <table:table-cell office:value-type="string" calcext:value-type="string">
            <text:p>2001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32616" calcext:value-type="float">
            <text:p>75.03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49101</text:p>
          </table:table-cell>
          <table:table-cell office:value-type="string" calcext:value-type="string">
            <text:p>2000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52256" calcext:value-type="float">
            <text:p>72.15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49101</text:p>
          </table:table-cell>
          <table:table-cell office:value-type="string" calcext:value-type="string">
            <text:p>1997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88304" calcext:value-type="float">
            <text:p>69.48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49101</text:p>
          </table:table-cell>
          <table:table-cell office:value-type="string" calcext:value-type="string">
            <text:p>1996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1592" calcext:value-type="float">
            <text:p>66.4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49101</text:p>
          </table:table-cell>
          <table:table-cell office:value-type="string" calcext:value-type="string">
            <text:p>1994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12872" calcext:value-type="float">
            <text:p>66.41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49101</text:p>
          </table:table-cell>
          <table:table-cell office:value-type="string" calcext:value-type="string">
            <text:p>1992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72664" calcext:value-type="float">
            <text:p>66.27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49101</text:p>
          </table:table-cell>
          <table:table-cell office:value-type="string" calcext:value-type="string">
            <text:p>1991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36216" calcext:value-type="float">
            <text:p>65.73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49101</text:p>
          </table:table-cell>
          <table:table-cell office:value-type="string" calcext:value-type="string">
            <text:p>1990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75712" calcext:value-type="float">
            <text:p>66.27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49101</text:p>
          </table:table-cell>
          <table:table-cell office:value-type="string" calcext:value-type="string">
            <text:p>1989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77136" calcext:value-type="float">
            <text:p>65.47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49101</text:p>
          </table:table-cell>
          <table:table-cell office:value-type="string" calcext:value-type="string">
            <text:p>1988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90624" calcext:value-type="float">
            <text:p>65.19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49101</text:p>
          </table:table-cell>
          <table:table-cell office:value-type="string" calcext:value-type="string">
            <text:p>1986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9664" calcext:value-type="float">
            <text:p>65.12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49101</text:p>
          </table:table-cell>
          <table:table-cell office:value-type="string" calcext:value-type="string">
            <text:p>198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12288" calcext:value-type="float">
            <text:p>66.31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49101</text:p>
          </table:table-cell>
          <table:table-cell office:value-type="string" calcext:value-type="string">
            <text:p>1982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4764" calcext:value-type="float">
            <text:p>68.74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49101</text:p>
          </table:table-cell>
          <table:table-cell office:value-type="string" calcext:value-type="string">
            <text:p>1981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6336" calcext:value-type="float">
            <text:p>66.69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49101</text:p>
          </table:table-cell>
          <table:table-cell office:value-type="string" calcext:value-type="string">
            <text:p>1979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66696" calcext:value-type="float">
            <text:p>65.76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49101</text:p>
          </table:table-cell>
          <table:table-cell office:value-type="string" calcext:value-type="string">
            <text:p>1978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69744" calcext:value-type="float">
            <text:p>65.76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49101</text:p>
          </table:table-cell>
          <table:table-cell office:value-type="string" calcext:value-type="string">
            <text:p>1977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68832" calcext:value-type="float">
            <text:p>64.56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49101</text:p>
          </table:table-cell>
          <table:table-cell office:value-type="string" calcext:value-type="string">
            <text:p>1976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4952" calcext:value-type="float">
            <text:p>64.00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49101</text:p>
          </table:table-cell>
          <table:table-cell office:value-type="string" calcext:value-type="string">
            <text:p>1975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96064" calcext:value-type="float">
            <text:p>62.99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49101</text:p>
          </table:table-cell>
          <table:table-cell office:value-type="string" calcext:value-type="string">
            <text:p>1974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49101</text:p>
          </table:table-cell>
          <table:table-cell office:value-type="string" calcext:value-type="string">
            <text:p>1973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15576" calcext:value-type="float">
            <text:p>60.61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49101</text:p>
          </table:table-cell>
          <table:table-cell office:value-type="string" calcext:value-type="string">
            <text:p>1972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8" calcext:value-type="float">
            <text:p>60.1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49101</text:p>
          </table:table-cell>
          <table:table-cell office:value-type="string" calcext:value-type="string">
            <text:p>1971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3224" calcext:value-type="float">
            <text:p>59.32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49101</text:p>
          </table:table-cell>
          <table:table-cell office:value-type="string" calcext:value-type="string">
            <text:p>1970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7088" calcext:value-type="float">
            <text:p>58.99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49101</text:p>
          </table:table-cell>
          <table:table-cell office:value-type="string" calcext:value-type="string">
            <text:p>1969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52664" calcext:value-type="float">
            <text:p>58.65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49101</text:p>
          </table:table-cell>
          <table:table-cell office:value-type="string" calcext:value-type="string">
            <text:p>1968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07912" calcext:value-type="float">
            <text:p>57.20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49101</text:p>
          </table:table-cell>
          <table:table-cell office:value-type="string" calcext:value-type="string">
            <text:p>1967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9672" calcext:value-type="float">
            <text:p>56.04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49101</text:p>
          </table:table-cell>
          <table:table-cell office:value-type="string" calcext:value-type="string">
            <text:p>1966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6776" calcext:value-type="float">
            <text:p>54.4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49101</text:p>
          </table:table-cell>
          <table:table-cell office:value-type="string" calcext:value-type="string">
            <text:p>1965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1352" calcext:value-type="float">
            <text:p>54.25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66" meta:object-count="0"/>
    <meta:user-defined meta:name="AppVersion">3.0</meta:user-defined>
  </office:meta>
</office:document-meta>
</file>